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1) string, número, object, array, bool (true ou false), null</text:p>
      <text:p text:style-name="Standard">2) application/json em codificação UTF-8</text:p>
      <text:p text:style-name="Standard">3) nil não existe no formato JSON. A forma correta de se descrever um valor nulo é<text:s/>utilizando null.</text:p>
      <text:p text:style-name="Standard">4)</text:p>
      <text:p text:style-name="Standard">{<text:line-break/><text:s text:c="2"/>"Bicycle": {<text:line-break/><text:s text:c="4"/>"cadence": 0,<text:line-break/><text:s text:c="4"/>"gear": 0,<text:line-break/><text:s text:c="4"/>"speed": 0<text:line-break/><text:s text:c="2"/>}<text:line-break/>}</text:p>
      <text:p text:style-name="Standard">5)</text:p>
      <text:p text:style-name="Standard">{<text:line-break/><text:s text:c="2"/>"cidades": [<text:line-break/><text:s text:c="4"/>"Goiânia",<text:line-break/><text:s text:c="4"/>"Trindade"<text:line-break/><text:s text:c="2"/>],<text:line-break/><text:s text:c="2"/>"salada": "alface",<text:line-break/><text:s text:c="2"/>"altura": 2.3,<text:line-break/><text:s text:c="2"/>"sabor": null<text:line-break/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ucas Sampaio Dias</meta:initial-creator>
    <dc:creator>Lucas Sampaio Dias</dc:creator>
    <meta:creation-date>2018-04-23T21:59:00Z</meta:creation-date>
    <dc:date>2018-04-23T22:00:00Z</dc:date>
    <meta:template xlink:href="Normal" xlink:type="simple"/>
    <meta:editing-cycles>2</meta:editing-cycles>
    <meta:editing-duration>PT120S</meta:editing-duration>
    <meta:document-statistic meta:page-count="1" meta:paragraph-count="1" meta:word-count="60" meta:character-count="387" meta:row-count="2" meta:non-whitespace-character-count="328"/>
  </office:meta>
</office:document-meta>
</file>